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65cm" fo:min-width="3.628cm"/>
    </style:style>
    <style:style style:name="gr2" style:family="graphic" style:parent-style-name="standard">
      <style:graphic-properties draw:textarea-horizontal-align="justify" draw:textarea-vertical-align="middle" draw:auto-grow-height="false" fo:min-height="6.417cm" fo:min-width="7.75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6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22cm" fo:min-width="1.073cm"/>
    </style:style>
    <style:style style:name="gr5" style:family="graphic" style:parent-style-name="standard">
      <style:graphic-properties draw:textarea-horizontal-align="justify" draw:textarea-vertical-align="middle" draw:auto-grow-height="false" fo:min-height="8.322cm" fo:min-width="16.0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7.688cm" fo:min-width="14.423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873cm" fo:min-width="0.6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5.465cm" fo:min-width="16.645cm"/>
    </style:style>
    <style:style style:name="gr10" style:family="graphic" style:parent-style-name="standard">
      <style:graphic-properties draw:textarea-horizontal-align="justify" draw:textarea-vertical-align="middle" draw:auto-grow-height="false" fo:min-height="5.783cm" fo:min-width="16.01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3.87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1.975cm" fo:min-width="5.532cm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5.465cm" fo:min-width="4.2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9.435cm" fo:min-width="6.167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9.593cm" fo:min-width="5.5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P5" style:family="paragraph">
      <style:paragraph-properties fo:text-align="start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-color="#ffffd7"/>
      <style:paragraph-properties fo:text-align="star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28cm" svg:height="5.715cm" svg:x="11.16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8cm" svg:height="5.715cm" svg:x="11.16cm" svg:y="2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8cm" svg:height="5.715cm" svg:x="15.922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8cm" svg:height="5.715cm" svg:x="11.16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8cm" svg:height="5.715cm" svg:x="15.922cm" svg:y="16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6.667cm" svg:x="1.635cm" svg:y="8.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937cm" svg:height="2.858cm" svg:x="1.635cm" svg:y="5.127cm">
          <draw:text-box>
            <text:p text:style-name="P2"><text:span text:style-name="T1">ENTER RECIPES</text:span></text:p>
          </draw:text-box>
        </draw:frame>
        <draw:custom-shape draw:style-name="gr1" draw:text-style-name="P1" draw:layer="layout" svg:width="4.128cm" svg:height="5.715cm" svg:x="15.922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23cm" svg:height="2.222cm" svg:x="2.58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5" draw:text-style-name="P4" draw:layer="layout" svg:width="16.51cm" svg:height="8.572cm" svg:x="2.905cm" svg:y="4.175cm">
          <text:p text:style-name="P1"><text:span text:style-name="T2">PHOT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4.923cm" svg:height="7.938cm" svg:x="3.857cm" svg:y="14.652cm">
          <text:p text:style-name="P5"><text:span text:style-name="T3">NAME:</text:span></text:p>
          <text:p text:style-name="P5"><text:span text:style-name="T3">INGREDIENTS:</text:span></text:p>
          <text:p text:style-name="P5"><text:span text:style-name="T3">DIRECTIONS: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88cm" svg:height="1.587cm" svg:x="4.492cm" svg:y="20.0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9.842cm" svg:height="1.587cm" svg:x="6.715cm" svg:y="20.05cm">
          <draw:text-box>
            <text:p>Mark as favorite</text:p>
          </draw:text-box>
        </draw:frame>
      </draw:page>
      <draw:page draw:name="page3" draw:style-name="dp1" draw:master-page-name="Default">
        <draw:custom-shape draw:style-name="gr9" draw:text-style-name="P1" draw:layer="layout" svg:width="17.145cm" svg:height="5.715cm" svg:x="2.587cm" svg:y="12.7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.51cm" svg:height="6.033cm" svg:x="2.905cm" svg:y="19.73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6.827cm" svg:height="4.128cm" svg:x="2.905cm" svg:y="4.492cm">
          <draw:text-box>
            <text:p text:style-name="P9"><text:span text:style-name="T4">FAVORITES</text:span></text:p>
          </draw:text-box>
        </draw:frame>
      </draw:page>
      <draw:page draw:name="page4" draw:style-name="dp1" draw:master-page-name="Default">
        <draw:custom-shape draw:style-name="gr12" draw:text-style-name="P1" draw:layer="layout" svg:width="6.032cm" svg:height="22.225cm" svg:x="1.635cm" svg:y="3.8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4.762cm" svg:height="5.715cm" svg:x="2.27cm" svg:y="5.127cm">
          <text:p text:style-name="P11">_id:</text:p>
          <text:p text:style-name="P11">Img:</text:p>
          <text:p text:style-name="P11">Cloudinaryid:</text:p>
          <text:p text:style-name="P11">Name:</text:p>
          <text:p text:style-name="P11">Ingredients:</text:p>
          <text:p text:style-name="P11">Diections:</text:p>
          <text:p text:style-name="P11">User: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4.762cm" svg:height="5.715cm" svg:x="2.27cm" svg:y="12.43cm">
          <text:p text:style-name="P11">_id:</text:p>
          <text:p text:style-name="P11">Img:</text:p>
          <text:p text:style-name="P11">Cloudinaryid:</text:p>
          <text:p text:style-name="P11">Name:</text:p>
          <text:p text:style-name="P11">Ingredients:</text:p>
          <text:p text:style-name="P11">Diections:</text:p>
          <text:p text:style-name="P11">User: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4.762cm" svg:height="5.715cm" svg:x="2.27cm" svg:y="19.415cm">
          <text:p text:style-name="P11">_id:</text:p>
          <text:p text:style-name="P11">Img:</text:p>
          <text:p text:style-name="P11">Cloudinaryid:</text:p>
          <text:p text:style-name="P11">Name:</text:p>
          <text:p text:style-name="P11">Ingredients:</text:p>
          <text:p text:style-name="P11">Diections:</text:p>
          <text:p text:style-name="P11">User: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5.397cm" svg:height="1.905cm" svg:x="1.953cm" svg:y="1.635cm">
          <draw:text-box>
            <text:p text:style-name="P13"><text:span text:style-name="T3">Recipe</text:span></text:p>
          </draw:text-box>
        </draw:frame>
        <draw:frame draw:style-name="gr15" draw:text-style-name="P14" draw:layer="layout" svg:width="6.985cm" svg:height="2.222cm" svg:x="11.795cm" svg:y="1.635cm">
          <draw:text-box>
            <text:p text:style-name="P13"><text:span text:style-name="T3">Favorites</text:span></text:p>
          </draw:text-box>
        </draw:frame>
        <draw:custom-shape draw:style-name="gr16" draw:text-style-name="P1" draw:layer="layout" svg:width="6.667cm" svg:height="19.685cm" svg:x="11.795cm" svg:y="5.7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033cm" svg:height="9.843cm" svg:x="12.112cm" svg:y="7.032cm">
          <text:p text:style-name="P11">_id:</text:p>
          <text:p text:style-name="P11">UserID:</text:p>
          <text:p text:style-name="P11">RecipeID: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6T21:05:44.023000000</meta:creation-date>
    <dc:date>2022-10-16T21:33:35.593000000</dc:date>
    <meta:editing-duration>PT7M11S</meta:editing-duration>
    <meta:editing-cycles>1</meta:editing-cycles>
    <meta:generator>LibreOffice/7.2.4.1$Windows_X86_64 LibreOffice_project/27d75539669ac387bb498e35313b970b7fe9c4f9</meta:generator>
    <meta:document-statistic meta:object-count="24"/>
  </office:meta>
</office:document-meta>
</file>